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46cm"/>
    </style:style>
    <style:style style:name="Tabla1.B" style:family="table-column">
      <style:table-column-properties style:column-width="4.247cm"/>
    </style:style>
    <style:style style:name="Tabla1.C" style:family="table-column">
      <style:table-column-properties style:column-width="3.905cm"/>
    </style:style>
    <style:style style:name="Tabla1.D" style:family="table-column">
      <style:table-column-properties style:column-width="4.6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17643" officeooo:paragraph-rsid="00117643"/>
    </style:style>
    <style:style style:name="P2" style:family="paragraph" style:parent-style-name="Standard">
      <style:paragraph-properties fo:text-align="end" style:justify-single-word="false"/>
      <style:text-properties fo:font-weight="bold" officeooo:rsid="00117643" officeooo:paragraph-rsid="00117643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117643"/>
    </style:style>
    <style:style style:name="P4" style:family="paragraph" style:parent-style-name="Standard">
      <style:paragraph-properties fo:text-align="start" style:justify-single-word="false"/>
      <style:text-properties officeooo:paragraph-rsid="00117643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17643" officeooo:paragraph-rsid="00117643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117643" officeooo:paragraph-rsid="0011764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bold" officeooo:rsid="00117643" officeooo:paragraph-rsid="00117643" style:font-weight-asian="bold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font-weight="bold" officeooo:rsid="00117643" officeooo:paragraph-rsid="00117643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officeooo:rsid="00117643" officeooo:paragraph-rsid="00117643"/>
    </style:style>
    <style:style style:name="T1" style:family="text">
      <style:text-properties fo:color="#000000" loext:opacity="100%" style:text-underline-style="none" officeooo:rsid="00117643" loext:padding="0cm" loext:border="none">
        <loext:char-complex-color loext:theme-type="dark1" loext:color-type="theme">
          <loext:transformation loext:type="lumoff" loext:value="0"/>
        </loext:char-complex-color>
      </style:text-properties>
    </style:style>
    <style:style style:name="T2" style:family="text">
      <style:text-properties fo:color="#000000" loext:opacity="100%" style:text-underline-style="none" loext:padding="0cm" loext:border="none">
        <loext:char-complex-color loext:theme-type="dark1" loext:color-type="theme">
          <loext:transformation loext:type="lumoff" loext:value="0"/>
        </loext:char-complex-color>
      </style:text-properties>
    </style:style>
    <style:style style:name="T3" style:family="text">
      <style:text-properties fo:color="#000000" loext:opacity="100%" loext:padding="0cm" loext:border="none">
        <loext:char-complex-color loext:theme-type="dark1" loext:color-type="theme">
          <loext:transformation loext:type="lumoff" loext:value="0"/>
        </loext:char-complex-color>
      </style:text-properties>
    </style:style>
    <style:style style:name="T4" style:family="text">
      <style:text-properties fo:color="#0000ee" loext:opacity="100%" style:text-underline-style="solid" style:text-underline-width="auto" style:text-underline-color="font-color" fo:font-weight="normal" officeooo:rsid="00117643" style:font-weight-asian="normal" style:font-weight-complex="normal" loext:padding="0cm" loext:border="none">
        <loext:char-complex-color loext:theme-type="hyperlink" loext:color-type="theme">
          <loext:transformation loext:type="lumoff" loext:value="0"/>
        </loext:char-complex-color>
      </style:text-properties>
    </style:style>
    <style:style style:name="T5" style:family="text">
      <style:text-properties fo:color="#0000ee" loext:opacity="100%" loext:padding="0cm" loext:border="none"/>
    </style:style>
    <style:style style:name="T6" style:family="text">
      <style:text-properties fo:color="#0000ee" loext:opacity="100%" style:text-underline-style="solid" style:text-underline-width="auto" style:text-underline-color="font-color" loext:padding="0cm" loext:border="none"/>
    </style:style>
    <style:style style:name="T7" style:family="text">
      <style:text-properties fo:color="#000000" loext:opacity="100%" fo:font-weight="normal" style:font-weight-asian="normal" style:font-weight-complex="normal" loext:padding="0cm" loext:border="none"/>
    </style:style>
    <style:style style:name="T8" style:family="text">
      <style:text-properties fo:color="#000000" loext:opacity="100%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NS VIDAL SISTEMAS S.L</text:p>
      <text:p text:style-name="P3"><text:a xlink:type="simple" xlink:href="https://www.google.com/maps/place//data=!4m2!3m1!1s0x129587e70108ebe9:0xd683f1a7e9687104?sa=X&amp;ved=1t:8290&amp;ictx=111" text:style-name="Internet_20_link" text:visited-style-name="Visited_20_Internet_20_Link"><text:span text:style-name="T2">Cap de Cavalleria, 33, Poima, 33, 07714 Mahón, Balearic Islands</text:span></text:a></text:p>
      <text:p text:style-name="P3"><text:span text:style-name="T1">Tel. 971 35 34 14</text:span></text:p>
      <text:p text:style-name="P3"><text:a xlink:type="simple" xlink:href="mailto:rafel@ponsvidal.com" text:style-name="Internet_20_link" text:visited-style-name="Visited_20_Internet_20_Link"><text:span text:style-name="T4">rafel@ponsvidal.com</text:span></text:a></text:p>
      <text:p text:style-name="P3"><text:span text:style-name="T1">CIF: </text:span><text:span text:style-name="T2">B07646409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Client/a: Alejandro Carreras Vidal</text:span></text:p>
      <text:p text:style-name="P1"><text:span text:style-name="T2">DNI: 8746123</text:span></text:p>
      <text:p text:style-name="P1"><text:span text:style-name="T2">Tel. 215 55 77 88</text:span></text:p>
      <text:p text:style-name="P1"><text:a xlink:type="simple" xlink:href="mailto:alejandrocarrerasvidal@gmail.com" text:style-name="Internet_20_link" text:visited-style-name="Visited_20_Internet_20_Link"><text:span text:style-name="T6">alejandrocarrerasvidal@gmail.com</text:span></text:a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5"><text:span text:style-name="T3">FACTURA NÚM:</text:span><text:span text:style-name="T5"> </text:span><text:span text:style-name="T7">1.256</text:span></text:p>
      <text:p text:style-name="P5"><text:span text:style-name="T7">25 de juny de 2024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">Producte</text:p>
          </table:table-cell>
          <table:table-cell table:style-name="Tabla1.A1" office:value-type="string">
            <text:p text:style-name="P8">Quanitat </text:p>
          </table:table-cell>
          <table:table-cell table:style-name="Tabla1.A1" office:value-type="string">
            <text:p text:style-name="P8">Preu Unitari (€)</text:p>
          </table:table-cell>
          <table:table-cell table:style-name="Tabla1.D1" office:value-type="string">
            <text:p text:style-name="P8">Total (€)</text:p>
          </table:table-cell>
        </table:table-row>
        <table:table-row>
          <table:table-cell table:style-name="Tabla1.A2" office:value-type="string">
            <text:p text:style-name="P9">Producte 1</text:p>
          </table:table-cell>
          <table:table-cell table:style-name="Tabla1.A2" office:value-type="string">
            <text:p text:style-name="P9">2</text:p>
          </table:table-cell>
          <table:table-cell table:style-name="Tabla1.A2" office:value-type="string">
            <text:p text:style-name="P9">50,00 €</text:p>
          </table:table-cell>
          <table:table-cell table:style-name="Tabla1.D2" office:value-type="string">
            <text:p text:style-name="P9">100,00 €</text:p>
          </table:table-cell>
        </table:table-row>
        <table:table-row>
          <table:table-cell table:style-name="Tabla1.A2" office:value-type="string">
            <text:p text:style-name="P9">Producte 2</text:p>
          </table:table-cell>
          <table:table-cell table:style-name="Tabla1.A2" office:value-type="string">
            <text:p text:style-name="P9">1</text:p>
          </table:table-cell>
          <table:table-cell table:style-name="Tabla1.A2" office:value-type="string">
            <text:p text:style-name="P9">150,00 €</text:p>
          </table:table-cell>
          <table:table-cell table:style-name="Tabla1.D2" office:value-type="string">
            <text:p text:style-name="P9">150, 00 €</text:p>
          </table:table-cell>
        </table:table-row>
        <table:table-row>
          <table:table-cell table:style-name="Tabla1.A2" office:value-type="string">
            <text:p text:style-name="P9">Producte 3</text:p>
          </table:table-cell>
          <table:table-cell table:style-name="Tabla1.A2" office:value-type="string">
            <text:p text:style-name="P9">5</text:p>
          </table:table-cell>
          <table:table-cell table:style-name="Tabla1.A2" office:value-type="string">
            <text:p text:style-name="P9">10,00 €</text:p>
          </table:table-cell>
          <table:table-cell table:style-name="Tabla1.D2" office:value-type="string">
            <text:p text:style-name="P9">50,00 €</text:p>
          </table:table-cell>
        </table:table-row>
      </table:table>
      <text:p text:style-name="P5"><text:span text:style-name="T7"/></text:p>
      <text:p text:style-name="P7"><text:span text:style-name="T8">Subtotal:</text:span><text:span text:style-name="T7"> 300,00 € </text:span><text:span text:style-name="T8">IVA (21%)</text:span><text:span text:style-name="T7">: 63,00 € </text:span></text:p>
      <text:p text:style-name="P7"><text:span text:style-name="T8">Total:</text:span><text:span text:style-name="T7"> 363,00 €</text:span></text:p>
      <text:p text:style-name="P7"><text:span text:style-name="T7"/></text:p>
      <text:p text:style-name="P6"><text:span text:style-name="T8">Forma de Pagament:</text:span><text:span text:style-name="T7"> Transferència bancària </text:span></text:p>
      <text:p text:style-name="P6"><text:span text:style-name="T8">Data de Venciment:</text:span><text:span text:style-name="T7"> 30 de juny de 2024</text:span></text:p>
      <text:p text:style-name="P6"><text:span text:style-name="T8">Detalls Bancaris:</text:span><text:span text:style-name="T7"> </text:span><text:span text:style-name="T8">IBAN:</text:span><text:span text:style-name="T7"> ES91 2100 0418 4502 0005 1332, </text:span><text:span text:style-name="T8">BIC:</text:span><text:span text:style-name="T7"> BKAESP2CXXX</text:span></text:p>
      <text:p text:style-name="P6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8">Observacions:</text:span></text:p>
      <text:p text:style-name="P7"><text:span text:style-name="T7">Gràcies per la seva compra. Si té qualsevol dubte, no dubti en posar-se en contacte amb nosaltres. 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4"><text:span text:style-name="T2"/></text:p>
      <text:p text:style-name="P4"><text:span text:style-name="T2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5T17:55:35.003000000</meta:creation-date>
    <dc:date>2024-11-15T18:18:43.006000000</dc:date>
    <meta:editing-duration>PT23M8S</meta:editing-duration>
    <meta:editing-cycles>1</meta:editing-cycles>
    <meta:document-statistic meta:table-count="1" meta:image-count="0" meta:object-count="0" meta:page-count="1" meta:paragraph-count="34" meta:word-count="123" meta:character-count="703" meta:non-whitespace-character-count="610"/>
    <meta:generator>LibreOffice/7.6.2.1$Windows_X86_64 LibreOffice_project/56f7684011345957bbf33a7ee678afaf4d2ba333</meta:generator>
  </office:meta>
</office:document-meta>
</file>